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13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237cm"/>
    </style:style>
    <style:style style:name="co4" style:family="table-column">
      <style:table-column-properties fo:break-before="auto" style:column-width="2.131cm"/>
    </style:style>
    <style:style style:name="co5" style:family="table-column">
      <style:table-column-properties fo:break-before="auto" style:column-width="0.474cm"/>
    </style:style>
    <style:style style:name="co6" style:family="table-column">
      <style:table-column-properties fo:break-before="auto" style:column-width="3.404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895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2.004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4"/>
    <style:style style:name="ce2" style:family="table-cell" style:parent-style-name="Pivot_20_Table_20_Field" style:data-style-name="N100">
      <style:table-cell-properties fo:border-bottom="0.99pt solid #000000" fo:background-color="#cccccc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ackground-color="#cccccc" fo:border-left="2.01pt solid #000000" fo:border-right="0.99pt solid #000000" fo:border-top="none"/>
    </style:style>
    <style:style style:name="ce6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7" style:family="table-cell" style:parent-style-name="Default">
      <style:table-cell-properties fo:border-bottom="none" fo:background-color="#eeeeee" fo:border-left="0.74pt solid #000000" fo:border-right="none" fo:border-top="0.74pt solid #000000"/>
    </style:style>
    <style:style style:name="ce8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9" style:family="table-cell" style:parent-style-name="Default">
      <style:table-cell-properties fo:border-bottom="0.74pt solid #000000" fo:background-color="#eeeeee" fo:border-left="0.74pt solid #000000" fo:border-right="none" fo:border-top="none"/>
    </style:style>
    <style:style style:name="ce10" style:family="table-cell" style:parent-style-name="Pivot_20_Table_20_Category" style:data-style-name="N0">
      <style:table-cell-properties fo:background-color="#cccccc" fo:border="0.74pt solid #000000"/>
    </style:style>
    <style:style style:name="ce11" style:family="table-cell" style:parent-style-name="Pivot_20_Table_20_Value" style:data-style-name="N2">
      <style:table-cell-properties fo:border-bottom="none" fo:background-color="#eeeeee" fo:border-left="0.99pt solid #000000" fo:border-right="none" fo:border-top="0.99pt solid #000000"/>
    </style:style>
    <style:style style:name="ce12" style:family="table-cell" style:parent-style-name="Pivot_20_Table_20_Value" style:data-style-name="N2">
      <style:table-cell-properties fo:border-bottom="none" fo:background-color="#eeeeee" fo:border-left="0.99pt solid #000000" fo:border-right="none" fo:border-top="none"/>
    </style:style>
    <style:style style:name="ce13" style:family="table-cell" style:parent-style-name="Pivot_20_Table_20_Value" style:data-style-name="N2">
      <style:table-cell-properties fo:border-bottom="2.01pt solid #000000" fo:background-color="#eeeeee" fo:border-left="0.99pt solid #000000" fo:border-right="none" fo:border-top="none"/>
    </style:style>
    <style:style style:name="ce14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15" style:family="table-cell" style:parent-style-name="Default">
      <style:table-cell-properties fo:border-bottom="none" fo:background-color="#eeeeee" fo:border-left="none" fo:border-right="none" fo:border-top="0.74pt solid #000000"/>
    </style:style>
    <style:style style:name="ce16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end" fo:margin-left="0cm"/>
    </style:style>
    <style:style style:name="ce19" style:family="table-cell" style:parent-style-name="Pivot_20_Table_20_Value" style:data-style-name="N2">
      <style:table-cell-properties fo:border-bottom="none" fo:background-color="#eeeeee" fo:border-left="none" fo:border-right="none" fo:border-top="0.99pt solid #000000"/>
    </style:style>
    <style:style style:name="ce20" style:family="table-cell" style:parent-style-name="Pivot_20_Table_20_Value" style:data-style-name="N2">
      <style:table-cell-properties fo:background-color="#eeeeee"/>
    </style:style>
    <style:style style:name="ce21" style:family="table-cell" style:parent-style-name="Pivot_20_Table_20_Value" style:data-style-name="N2">
      <style:table-cell-properties fo:border-bottom="2.01pt solid #000000" fo:background-color="#eeeeee" fo:border-left="none" fo:border-right="none" fo:border-top="none"/>
    </style:style>
    <style:style style:name="ce22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23" style:family="table-cell" style:parent-style-name="Default" style:data-style-name="N2">
      <style:table-cell-properties fo:border-bottom="none" fo:background-color="#eeeeee" fo:border-left="none" fo:border-right="0.74pt solid #000000" fo:border-top="0.74pt solid #000000"/>
    </style:style>
    <style:style style:name="ce24" style:family="table-cell" style:parent-style-name="Default" style:data-style-name="N2">
      <style:table-cell-properties fo:border-bottom="none" fo:background-color="#eeeeee" fo:border-left="none" fo:border-right="0.74pt solid #000000" fo:border-top="none"/>
    </style:style>
    <style:style style:name="ce25" style:family="table-cell" style:parent-style-name="Default" style:data-style-name="N2">
      <style:table-cell-properties fo:border-bottom="0.74pt solid #000000" fo:background-color="#eeeeee" fo:border-left="none" fo:border-right="0.74pt solid #000000" fo:border-top="none"/>
    </style:style>
    <style:style style:name="ce26" style:family="table-cell" style:parent-style-name="Pivot_20_Table_20_Value" style:data-style-name="N2">
      <style:table-cell-properties fo:border-bottom="none" fo:background-color="#eeeeee" fo:border-left="none" fo:border-right="2.01pt solid #000000" fo:border-top="0.99pt solid #000000"/>
    </style:style>
    <style:style style:name="ce27" style:family="table-cell" style:parent-style-name="Pivot_20_Table_20_Value" style:data-style-name="N2">
      <style:table-cell-properties fo:border-bottom="none" fo:background-color="#eeeeee" fo:border-left="none" fo:border-right="2.01pt solid #000000" fo:border-top="none"/>
    </style:style>
    <style:style style:name="ce28" style:family="table-cell" style:parent-style-name="Pivot_20_Table_20_Value" style:data-style-name="N2">
      <style:table-cell-properties fo:border-bottom="2.01pt solid #000000" fo:background-color="#eeeeee" fo:border-left="none" fo:border-right="2.01pt solid #000000" fo:border-top="none"/>
    </style:style>
    <style:style style:name="ce29" style:family="table-cell" style:parent-style-name="Pivot_20_Table_20_Value" style:data-style-name="N2">
      <style:table-cell-properties fo:border-bottom="none" fo:background-color="#eeeeee" style:text-align-source="fix" style:repeat-content="false" fo:border-left="none" fo:border-right="none" fo:border-top="0.99pt solid #000000"/>
      <style:paragraph-properties fo:text-align="center" fo:margin-left="0cm"/>
    </style:style>
    <style:style style:name="ce30" style:family="table-cell" style:parent-style-name="Pivot_20_Table_20_Value" style:data-style-name="N2">
      <style:table-cell-properties fo:background-color="#eeeeee" style:text-align-source="fix" style:repeat-content="false"/>
      <style:paragraph-properties fo:text-align="center" fo:margin-left="0cm"/>
    </style:style>
    <style:style style:name="ce31" style:family="table-cell" style:parent-style-name="Pivot_20_Table_20_Value" style:data-style-name="N2">
      <style:table-cell-properties fo:border-bottom="2.01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_F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ce1"/>
        <table:table-row table:style-name="ro1">
          <table:table-cell table:number-columns-repeated="12"/>
          <table:table-cell office:value-type="string" calcext:value-type="string">
            <text:p>Medias</text:p>
          </table:table-cell>
        </table:table-row>
        <table:table-row table:style-name="ro1" table:visibility="filter">
          <table:table-cell office:value-type="string" calcext:value-type="string">
            <text:p>Alg_2_14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3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3.41" calcext:value-type="float">
            <text:p>253,4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4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4.6" calcext:value-type="float">
            <text:p>254,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5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5.27" calcext:value-type="float">
            <text:p>255,2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6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6.71" calcext:value-type="float">
            <text:p>256,7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6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6.19" calcext:value-type="float">
            <text:p>256,1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0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0.41" calcext:value-type="float">
            <text:p>260,4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0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0.8" calcext:value-type="float">
            <text:p>260,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3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3.19" calcext:value-type="float">
            <text:p>263,1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0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0.97" calcext:value-type="float">
            <text:p>250,9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8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8.37" calcext:value-type="float">
            <text:p>258,3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1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1.59" calcext:value-type="float">
            <text:p>261,5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4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8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8.99" calcext:value-type="float">
            <text:p>258,9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2:.J35])" office:value-type="float" office:value="257.541666666667" calcext:value-type="float">
            <text:p>257,54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4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4.71" calcext:value-type="float">
            <text:p>264,7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8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8.19" calcext:value-type="float">
            <text:p>268,1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8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8.66" calcext:value-type="float">
            <text:p>258,6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4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4.53" calcext:value-type="float">
            <text:p>254,5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1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1.91" calcext:value-type="float">
            <text:p>251,9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7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7.88" calcext:value-type="float">
            <text:p>267,8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2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2.99" calcext:value-type="float">
            <text:p>262,9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8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8.29" calcext:value-type="float">
            <text:p>258,2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2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2.17" calcext:value-type="float">
            <text:p>252,1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3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3.69" calcext:value-type="float">
            <text:p>253,6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3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3.01" calcext:value-type="float">
            <text:p>263,0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4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2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2.06" calcext:value-type="float">
            <text:p>262,0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38:.J71])" office:value-type="float" office:value="259.840833333333" calcext:value-type="float">
            <text:p>259,84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2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2.77" calcext:value-type="float">
            <text:p>262,7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6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6.6" calcext:value-type="float">
            <text:p>266,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6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6.13" calcext:value-type="float">
            <text:p>256,1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4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4.85" calcext:value-type="float">
            <text:p>264,8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8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8.08" calcext:value-type="float">
            <text:p>268,0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5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5.3" calcext:value-type="float">
            <text:p>265,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7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7.31" calcext:value-type="float">
            <text:p>267,3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7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7.25" calcext:value-type="float">
            <text:p>257,2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7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7.19" calcext:value-type="float">
            <text:p>267,1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8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8.77" calcext:value-type="float">
            <text:p>258,7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5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5.58" calcext:value-type="float">
            <text:p>255,5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4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8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8.8" calcext:value-type="float">
            <text:p>258,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74:.J107])" office:value-type="float" office:value="262.385833333333" calcext:value-type="float">
            <text:p>262,39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4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4.78" calcext:value-type="float">
            <text:p>264,7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6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6.34" calcext:value-type="float">
            <text:p>266,3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6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6.14" calcext:value-type="float">
            <text:p>266,1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6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6.1" calcext:value-type="float">
            <text:p>266,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9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9.6" calcext:value-type="float">
            <text:p>269,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5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5.5" calcext:value-type="float">
            <text:p>265,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9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9.81" calcext:value-type="float">
            <text:p>269,8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5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5.48" calcext:value-type="float">
            <text:p>265,4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8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8.81" calcext:value-type="float">
            <text:p>268,8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5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5.11" calcext:value-type="float">
            <text:p>265,1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2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2.28" calcext:value-type="float">
            <text:p>262,2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4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0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0.19" calcext:value-type="float">
            <text:p>270,1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110:.J143])" office:value-type="float" office:value="266.678333333333" calcext:value-type="float">
            <text:p>266,68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2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2.5" calcext:value-type="float">
            <text:p>232,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2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2.54" calcext:value-type="float">
            <text:p>232,5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2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2.18" calcext:value-type="float">
            <text:p>232,1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1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1.39" calcext:value-type="float">
            <text:p>231,3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3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3.8" calcext:value-type="float">
            <text:p>233,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2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2.54" calcext:value-type="float">
            <text:p>232,5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1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1.46" calcext:value-type="float">
            <text:p>231,4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3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3.03" calcext:value-type="float">
            <text:p>233,0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1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1.77" calcext:value-type="float">
            <text:p>231,7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2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2.37" calcext:value-type="float">
            <text:p>232,3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7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7.52" calcext:value-type="float">
            <text:p>237,5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0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0.81" calcext:value-type="float">
            <text:p>230,8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146:.J179])" office:value-type="float" office:value="232.659166666667" calcext:value-type="float">
            <text:p>232,66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4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4.14" calcext:value-type="float">
            <text:p>234,1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3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3.59" calcext:value-type="float">
            <text:p>233,5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4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4.47" calcext:value-type="float">
            <text:p>234,4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5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5.03" calcext:value-type="float">
            <text:p>235,0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5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5.09" calcext:value-type="float">
            <text:p>235,0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2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2.08" calcext:value-type="float">
            <text:p>232,0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2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4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4.1" calcext:value-type="float">
            <text:p>234,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5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5.38" calcext:value-type="float">
            <text:p>235,3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5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5.51" calcext:value-type="float">
            <text:p>235,5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4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4.4" calcext:value-type="float">
            <text:p>234,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4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4.37" calcext:value-type="float">
            <text:p>234,3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182:.J215])" office:value-type="float" office:value="234.18" calcext:value-type="float">
            <text:p>234,18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5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5.59" calcext:value-type="float">
            <text:p>235,5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6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6.89" calcext:value-type="float">
            <text:p>236,8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7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7.95" calcext:value-type="float">
            <text:p>237,9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5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5.23" calcext:value-type="float">
            <text:p>235,2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6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6.27" calcext:value-type="float">
            <text:p>236,2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4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4.63" calcext:value-type="float">
            <text:p>234,6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5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5.07" calcext:value-type="float">
            <text:p>235,0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6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6.19" calcext:value-type="float">
            <text:p>236,1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6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6.87" calcext:value-type="float">
            <text:p>236,8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6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6.04" calcext:value-type="float">
            <text:p>236,0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6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6.67" calcext:value-type="float">
            <text:p>236,6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4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4.58" calcext:value-type="float">
            <text:p>234,5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218:.J251])" office:value-type="float" office:value="235.998333333333" calcext:value-type="float">
            <text:p>236,00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7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7.72" calcext:value-type="float">
            <text:p>247,7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1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1.32" calcext:value-type="float">
            <text:p>241,3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3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3.28" calcext:value-type="float">
            <text:p>253,2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5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5.97" calcext:value-type="float">
            <text:p>245,9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4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4.48" calcext:value-type="float">
            <text:p>244,4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8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8.51" calcext:value-type="float">
            <text:p>248,5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7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7.69" calcext:value-type="float">
            <text:p>247,6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2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2.79" calcext:value-type="float">
            <text:p>242,7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9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9.11" calcext:value-type="float">
            <text:p>249,1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2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2.45" calcext:value-type="float">
            <text:p>242,4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1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1.17" calcext:value-type="float">
            <text:p>241,1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1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1.79" calcext:value-type="float">
            <text:p>241,7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254:.J287])" office:value-type="float" office:value="245.523333333333" calcext:value-type="float">
            <text:p>245,52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3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3.5" calcext:value-type="float">
            <text:p>213,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2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2.05" calcext:value-type="float">
            <text:p>212,0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2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2.76" calcext:value-type="float">
            <text:p>212,7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2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2.63" calcext:value-type="float">
            <text:p>212,6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3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3.38" calcext:value-type="float">
            <text:p>213,3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2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2.7" calcext:value-type="float">
            <text:p>212,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2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2.16" calcext:value-type="float">
            <text:p>212,1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4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4.15" calcext:value-type="float">
            <text:p>214,1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2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2.94" calcext:value-type="float">
            <text:p>212,9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3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3.87" calcext:value-type="float">
            <text:p>213,8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2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2.44" calcext:value-type="float">
            <text:p>212,4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96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4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4.18" calcext:value-type="float">
            <text:p>214,1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290:.J323])" office:value-type="float" office:value="213.063333333333" calcext:value-type="float">
            <text:p>213,06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3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3.7" calcext:value-type="float">
            <text:p>213,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2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2.88" calcext:value-type="float">
            <text:p>212,8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0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0.88" calcext:value-type="float">
            <text:p>210,8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1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1.9" calcext:value-type="float">
            <text:p>211,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4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4.04" calcext:value-type="float">
            <text:p>214,0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2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2.07" calcext:value-type="float">
            <text:p>212,0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2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2.83" calcext:value-type="float">
            <text:p>212,8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3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3.1" calcext:value-type="float">
            <text:p>213,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1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1.63" calcext:value-type="float">
            <text:p>211,6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0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0.55" calcext:value-type="float">
            <text:p>210,5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3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3.56" calcext:value-type="float">
            <text:p>213,5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96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3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3.36" calcext:value-type="float">
            <text:p>213,3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326:.J359])" office:value-type="float" office:value="212.541666666667" calcext:value-type="float">
            <text:p>212,54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2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2.05" calcext:value-type="float">
            <text:p>212,0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6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6.92" calcext:value-type="float">
            <text:p>216,9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4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4.32" calcext:value-type="float">
            <text:p>214,3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6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6.1" calcext:value-type="float">
            <text:p>216,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3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3.71" calcext:value-type="float">
            <text:p>213,7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5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5.59" calcext:value-type="float">
            <text:p>215,5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3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3.94" calcext:value-type="float">
            <text:p>213,9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4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4.16" calcext:value-type="float">
            <text:p>214,1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4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4.89" calcext:value-type="float">
            <text:p>214,8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5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5.2" calcext:value-type="float">
            <text:p>215,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5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5.19" calcext:value-type="float">
            <text:p>215,1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96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5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5.28" calcext:value-type="float">
            <text:p>215,2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362:.J395])" office:value-type="float" office:value="214.779166666667" calcext:value-type="float">
            <text:p>214,78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7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7.79" calcext:value-type="float">
            <text:p>217,7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7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7.77" calcext:value-type="float">
            <text:p>217,7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6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6.01" calcext:value-type="float">
            <text:p>216,0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7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7.39" calcext:value-type="float">
            <text:p>217,3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8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8.81" calcext:value-type="float">
            <text:p>218,8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6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6.4" calcext:value-type="float">
            <text:p>216,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7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7.36" calcext:value-type="float">
            <text:p>217,3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7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7.83" calcext:value-type="float">
            <text:p>217,8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6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6.01" calcext:value-type="float">
            <text:p>216,0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5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5.92" calcext:value-type="float">
            <text:p>215,9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7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7.41" calcext:value-type="float">
            <text:p>217,4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96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8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8.46" calcext:value-type="float">
            <text:p>218,4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398:.J431])" office:value-type="float" office:value="217.263333333333" calcext:value-type="float">
            <text:p>217,26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8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8.81" calcext:value-type="float">
            <text:p>188,8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8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8.56" calcext:value-type="float">
            <text:p>188,5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0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8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8.81" calcext:value-type="float">
            <text:p>188,8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8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8.45" calcext:value-type="float">
            <text:p>188,4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1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1.81" calcext:value-type="float">
            <text:p>191,8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3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3.23" calcext:value-type="float">
            <text:p>193,2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2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2.71" calcext:value-type="float">
            <text:p>192,7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3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3.62" calcext:value-type="float">
            <text:p>193,6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4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4.39" calcext:value-type="float">
            <text:p>194,3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3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3.08" calcext:value-type="float">
            <text:p>193,0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7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3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3.37" calcext:value-type="float">
            <text:p>193,3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434:.J467])" office:value-type="float" office:value="191.403333333333" calcext:value-type="float">
            <text:p>191,40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4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4.1" calcext:value-type="float">
            <text:p>194,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3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3.1" calcext:value-type="float">
            <text:p>193,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3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3.38" calcext:value-type="float">
            <text:p>193,3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3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3.78" calcext:value-type="float">
            <text:p>193,7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3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3.77" calcext:value-type="float">
            <text:p>193,7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5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5.54" calcext:value-type="float">
            <text:p>195,5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5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5.09" calcext:value-type="float">
            <text:p>195,0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4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4.02" calcext:value-type="float">
            <text:p>194,0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9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9.57" calcext:value-type="float">
            <text:p>189,5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9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9.38" calcext:value-type="float">
            <text:p>189,3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0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0.86" calcext:value-type="float">
            <text:p>190,8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7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2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2.12" calcext:value-type="float">
            <text:p>192,1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470:.J503])" office:value-type="float" office:value="192.8925" calcext:value-type="float">
            <text:p>192,89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0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0.03" calcext:value-type="float">
            <text:p>190,0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0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0.31" calcext:value-type="float">
            <text:p>190,3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2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2.78" calcext:value-type="float">
            <text:p>192,7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0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0.91" calcext:value-type="float">
            <text:p>190,9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1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1.08" calcext:value-type="float">
            <text:p>191,0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1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1.5" calcext:value-type="float">
            <text:p>191,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9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9.79" calcext:value-type="float">
            <text:p>189,7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9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9.27" calcext:value-type="float">
            <text:p>189,2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0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0.49" calcext:value-type="float">
            <text:p>190,4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9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9.49" calcext:value-type="float">
            <text:p>189,4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0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0.2" calcext:value-type="float">
            <text:p>190,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7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0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0.66" calcext:value-type="float">
            <text:p>190,6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506:.J539])" office:value-type="float" office:value="190.5425" calcext:value-type="float">
            <text:p>190,54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42" calcext:value-type="float">
            <text:p>196,4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16" calcext:value-type="float">
            <text:p>196,1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14" calcext:value-type="float">
            <text:p>196,1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14" calcext:value-type="float">
            <text:p>197,1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77" calcext:value-type="float">
            <text:p>196,7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8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8.02" calcext:value-type="float">
            <text:p>198,0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14" calcext:value-type="float">
            <text:p>196,1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5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5.88" calcext:value-type="float">
            <text:p>195,8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52" calcext:value-type="float">
            <text:p>197,5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0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0.24" calcext:value-type="float">
            <text:p>200,2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67" calcext:value-type="float">
            <text:p>196,6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7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02" calcext:value-type="float">
            <text:p>196,0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542:.J575])" office:value-type="float" office:value="196.926666666667" calcext:value-type="float">
            <text:p>196,93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1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1.23" calcext:value-type="float">
            <text:p>171,2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.74" calcext:value-type="float">
            <text:p>170,7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61" calcext:value-type="float">
            <text:p>166,6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1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1.95" calcext:value-type="float">
            <text:p>161,9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.69" calcext:value-type="float">
            <text:p>162,6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11" calcext:value-type="float">
            <text:p>163,1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1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1.68" calcext:value-type="float">
            <text:p>161,6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.26" calcext:value-type="float">
            <text:p>162,2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.99" calcext:value-type="float">
            <text:p>162,9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.38" calcext:value-type="float">
            <text:p>162,3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0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0.99" calcext:value-type="float">
            <text:p>160,9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48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.18" calcext:value-type="float">
            <text:p>162,1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578:.J611])" office:value-type="float" office:value="164.0675" calcext:value-type="float">
            <text:p>164,07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01" calcext:value-type="float">
            <text:p>163,0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8" calcext:value-type="float">
            <text:p>163,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32" calcext:value-type="float">
            <text:p>163,3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.82" calcext:value-type="float">
            <text:p>162,8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5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5.05" calcext:value-type="float">
            <text:p>165,0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.11" calcext:value-type="float">
            <text:p>162,1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.28" calcext:value-type="float">
            <text:p>162,2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9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9.93" calcext:value-type="float">
            <text:p>159,9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7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7.53" calcext:value-type="float">
            <text:p>167,5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02" calcext:value-type="float">
            <text:p>172,0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.77" calcext:value-type="float">
            <text:p>170,7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48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3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3.11" calcext:value-type="float">
            <text:p>173,1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614:.J647])" office:value-type="float" office:value="165.479166666667" calcext:value-type="float">
            <text:p>165,48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1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1.2" calcext:value-type="float">
            <text:p>171,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1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1.02" calcext:value-type="float">
            <text:p>171,0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.97" calcext:value-type="float">
            <text:p>170,9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1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1.91" calcext:value-type="float">
            <text:p>171,9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61" calcext:value-type="float">
            <text:p>172,6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9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9.94" calcext:value-type="float">
            <text:p>169,9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99" calcext:value-type="float">
            <text:p>172,9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.37" calcext:value-type="float">
            <text:p>170,3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1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1.11" calcext:value-type="float">
            <text:p>171,1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49" calcext:value-type="float">
            <text:p>172,4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01" calcext:value-type="float">
            <text:p>172,0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48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1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1.2" calcext:value-type="float">
            <text:p>171,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650:.J683])" office:value-type="float" office:value="171.485" calcext:value-type="float">
            <text:p>171,49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4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4.32" calcext:value-type="float">
            <text:p>174,3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7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7.93" calcext:value-type="float">
            <text:p>167,9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.91" calcext:value-type="float">
            <text:p>162,9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76" calcext:value-type="float">
            <text:p>163,7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5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5.94" calcext:value-type="float">
            <text:p>165,9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8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8.98" calcext:value-type="float">
            <text:p>168,9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8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8.94" calcext:value-type="float">
            <text:p>168,9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74" calcext:value-type="float">
            <text:p>163,7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.76" calcext:value-type="float">
            <text:p>162,7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4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4.01" calcext:value-type="float">
            <text:p>164,0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7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7.33" calcext:value-type="float">
            <text:p>167,3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48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4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4.33" calcext:value-type="float">
            <text:p>164,3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686:.J719])" office:value-type="float" office:value="166.245833333333" calcext:value-type="float">
            <text:p>166,25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89" calcext:value-type="float">
            <text:p>139,8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68" calcext:value-type="float">
            <text:p>138,6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76" calcext:value-type="float">
            <text:p>139,7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66" calcext:value-type="float">
            <text:p>138,6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8" calcext:value-type="float">
            <text:p>138,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81" calcext:value-type="float">
            <text:p>138,8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18" calcext:value-type="float">
            <text:p>139,1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87" calcext:value-type="float">
            <text:p>140,8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47" calcext:value-type="float">
            <text:p>148,4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1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1.12" calcext:value-type="float">
            <text:p>151,1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1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1.59" calcext:value-type="float">
            <text:p>151,5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2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9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9.56" calcext:value-type="float">
            <text:p>149,5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722:.J755])" office:value-type="float" office:value="142.949166666667" calcext:value-type="float">
            <text:p>142,95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9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9.91" calcext:value-type="float">
            <text:p>149,9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61" calcext:value-type="float">
            <text:p>150,6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9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9.62" calcext:value-type="float">
            <text:p>149,6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9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9.93" calcext:value-type="float">
            <text:p>149,9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9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9.51" calcext:value-type="float">
            <text:p>149,5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9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9.83" calcext:value-type="float">
            <text:p>149,8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9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9.82" calcext:value-type="float">
            <text:p>149,8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79" calcext:value-type="float">
            <text:p>150,7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45" calcext:value-type="float">
            <text:p>150,4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9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9.32" calcext:value-type="float">
            <text:p>149,3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9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9.3" calcext:value-type="float">
            <text:p>149,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2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2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2.09" calcext:value-type="float">
            <text:p>152,0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758:.J791])" office:value-type="float" office:value="150.098333333333" calcext:value-type="float">
            <text:p>150,10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42" calcext:value-type="float">
            <text:p>150,4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14" calcext:value-type="float">
            <text:p>150,1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9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9.35" calcext:value-type="float">
            <text:p>149,3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79" calcext:value-type="float">
            <text:p>139,7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11" calcext:value-type="float">
            <text:p>140,1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69" calcext:value-type="float">
            <text:p>139,6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67" calcext:value-type="float">
            <text:p>138,6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79" calcext:value-type="float">
            <text:p>138,7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96" calcext:value-type="float">
            <text:p>139,9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3" calcext:value-type="float">
            <text:p>139,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63" calcext:value-type="float">
            <text:p>140,6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2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17" calcext:value-type="float">
            <text:p>140,1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794:.J827])" office:value-type="float" office:value="142.251666666667" calcext:value-type="float">
            <text:p>142,25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47" calcext:value-type="float">
            <text:p>139,4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75" calcext:value-type="float">
            <text:p>139,7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86" calcext:value-type="float">
            <text:p>139,8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37" calcext:value-type="float">
            <text:p>139,3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92" calcext:value-type="float">
            <text:p>138,9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87" calcext:value-type="float">
            <text:p>139,8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62" calcext:value-type="float">
            <text:p>139,6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51" calcext:value-type="float">
            <text:p>139,5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89" calcext:value-type="float">
            <text:p>139,8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81" calcext:value-type="float">
            <text:p>139,8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38" calcext:value-type="float">
            <text:p>139,3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2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2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2.23" calcext:value-type="float">
            <text:p>142,2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830:.J863])" office:value-type="float" office:value="139.806666666667" calcext:value-type="float">
            <text:p>139,81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68" calcext:value-type="float">
            <text:p>140,6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16" calcext:value-type="float">
            <text:p>140,1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32" calcext:value-type="float">
            <text:p>141,3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17" calcext:value-type="float">
            <text:p>141,1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96" calcext:value-type="float">
            <text:p>140,9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62" calcext:value-type="float">
            <text:p>140,6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98" calcext:value-type="float">
            <text:p>140,9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55" calcext:value-type="float">
            <text:p>140,5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76" calcext:value-type="float">
            <text:p>140,7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85" calcext:value-type="float">
            <text:p>140,8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76" calcext:value-type="float">
            <text:p>140,7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01" calcext:value-type="float">
            <text:p>141,0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866:.J899])" office:value-type="float" office:value="140.818333333333" calcext:value-type="float">
            <text:p>140,82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37" calcext:value-type="float">
            <text:p>141,3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08" calcext:value-type="float">
            <text:p>141,0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29" calcext:value-type="float">
            <text:p>141,2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33" calcext:value-type="float">
            <text:p>140,3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21" calcext:value-type="float">
            <text:p>141,2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4" calcext:value-type="float">
            <text:p>141,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07" calcext:value-type="float">
            <text:p>140,0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2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2.04" calcext:value-type="float">
            <text:p>142,0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1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1.03" calcext:value-type="float">
            <text:p>131,0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9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9.66" calcext:value-type="float">
            <text:p>129,6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9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9.81" calcext:value-type="float">
            <text:p>129,8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9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9.81" calcext:value-type="float">
            <text:p>129,8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902:.J935])" office:value-type="float" office:value="137.425" calcext:value-type="float">
            <text:p>137,42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9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9.71" calcext:value-type="float">
            <text:p>129,7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21" calcext:value-type="float">
            <text:p>130,2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9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9.92" calcext:value-type="float">
            <text:p>129,9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52" calcext:value-type="float">
            <text:p>130,5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15" calcext:value-type="float">
            <text:p>130,1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09" calcext:value-type="float">
            <text:p>130,0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1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1.53" calcext:value-type="float">
            <text:p>131,5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9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9.19" calcext:value-type="float">
            <text:p>129,1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83" calcext:value-type="float">
            <text:p>130,8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25" calcext:value-type="float">
            <text:p>130,2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9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9.53" calcext:value-type="float">
            <text:p>129,5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6" calcext:value-type="float">
            <text:p>130,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938:.J971])" office:value-type="float" office:value="130.210833333333" calcext:value-type="float">
            <text:p>130,21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1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1.18" calcext:value-type="float">
            <text:p>131,1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9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9.69" calcext:value-type="float">
            <text:p>129,6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43" calcext:value-type="float">
            <text:p>130,4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38" calcext:value-type="float">
            <text:p>130,3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.14" calcext:value-type="float">
            <text:p>130,1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1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1.07" calcext:value-type="float">
            <text:p>131,0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.6" calcext:value-type="float">
            <text:p>139,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49" calcext:value-type="float">
            <text:p>141,4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19" calcext:value-type="float">
            <text:p>141,1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.62" calcext:value-type="float">
            <text:p>140,6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04" calcext:value-type="float">
            <text:p>141,0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1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1.87" calcext:value-type="float">
            <text:p>141,8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974:.J1007])" office:value-type="float" office:value="135.725" calcext:value-type="float">
            <text:p>135,73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16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16.89" calcext:value-type="float">
            <text:p>2416,8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41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41.18" calcext:value-type="float">
            <text:p>2341,1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18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18.41" calcext:value-type="float">
            <text:p>2418,4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84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84.79" calcext:value-type="float">
            <text:p>2384,7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08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08.2" calcext:value-type="float">
            <text:p>2408,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12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12.09" calcext:value-type="float">
            <text:p>2412,0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72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72.23" calcext:value-type="float">
            <text:p>2372,2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29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29.47" calcext:value-type="float">
            <text:p>2429,4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87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87.75" calcext:value-type="float">
            <text:p>2387,7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79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79.5" calcext:value-type="float">
            <text:p>2379,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26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26.55" calcext:value-type="float">
            <text:p>2426,5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4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51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51.19" calcext:value-type="float">
            <text:p>2351,1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1010:.J1043])" office:value-type="float" office:value="2394.02083333333" calcext:value-type="float">
            <text:p>2.394,02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45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45.89" calcext:value-type="float">
            <text:p>1745,8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33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33.42" calcext:value-type="float">
            <text:p>1733,4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91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91.4" calcext:value-type="float">
            <text:p>1691,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14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14.39" calcext:value-type="float">
            <text:p>1714,3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49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49.86" calcext:value-type="float">
            <text:p>1749,8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1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1.08" calcext:value-type="float">
            <text:p>1701,0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1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1.93" calcext:value-type="float">
            <text:p>1701,9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45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45.22" calcext:value-type="float">
            <text:p>1745,2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4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4.73" calcext:value-type="float">
            <text:p>1724,7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92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92.64" calcext:value-type="float">
            <text:p>1692,6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34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34.4" calcext:value-type="float">
            <text:p>1734,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57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57.72" calcext:value-type="float">
            <text:p>1757,7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1046:.J1079])" office:value-type="float" office:value="1724.39" calcext:value-type="float">
            <text:p>1.724,39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2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2.05" calcext:value-type="float">
            <text:p>1152,0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4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4.56" calcext:value-type="float">
            <text:p>1154,5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3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3.01" calcext:value-type="float">
            <text:p>1163,0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0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0.83" calcext:value-type="float">
            <text:p>1190,8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84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84.1" calcext:value-type="float">
            <text:p>1184,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1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1.43" calcext:value-type="float">
            <text:p>1161,4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1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1.12" calcext:value-type="float">
            <text:p>1151,1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6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6.63" calcext:value-type="float">
            <text:p>1156,6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4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4.14" calcext:value-type="float">
            <text:p>1194,1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94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94.88" calcext:value-type="float">
            <text:p>1194,8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7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7.96" calcext:value-type="float">
            <text:p>1167,9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96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6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6.7" calcext:value-type="float">
            <text:p>1156,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1082:.J1115])" office:value-type="float" office:value="1168.95083333333" calcext:value-type="float">
            <text:p>1.168,95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1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1.91" calcext:value-type="float">
            <text:p>721,9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0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0.36" calcext:value-type="float">
            <text:p>740,3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5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5.55" calcext:value-type="float">
            <text:p>745,5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9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9.37" calcext:value-type="float">
            <text:p>749,3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8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8.47" calcext:value-type="float">
            <text:p>748,4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2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2.83" calcext:value-type="float">
            <text:p>732,8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2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2.54" calcext:value-type="float">
            <text:p>732,5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0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0.24" calcext:value-type="float">
            <text:p>730,2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33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33.52" calcext:value-type="float">
            <text:p>733,5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0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0.98" calcext:value-type="float">
            <text:p>740,9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48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48.92" calcext:value-type="float">
            <text:p>748,9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7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51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51.67" calcext:value-type="float">
            <text:p>751,6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1118:.J1151])" office:value-type="float" office:value="739.696666666667" calcext:value-type="float">
            <text:p>739,70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30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30.44" calcext:value-type="float">
            <text:p>430,4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9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9.29" calcext:value-type="float">
            <text:p>429,2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2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2.97" calcext:value-type="float">
            <text:p>422,9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3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3.04" calcext:value-type="float">
            <text:p>423,0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2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2.94" calcext:value-type="float">
            <text:p>422,9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3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3.97" calcext:value-type="float">
            <text:p>423,97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3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3.71" calcext:value-type="float">
            <text:p>423,7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5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5.86" calcext:value-type="float">
            <text:p>425,8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9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9.3" calcext:value-type="float">
            <text:p>419,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9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9.92" calcext:value-type="float">
            <text:p>429,9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7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7.92" calcext:value-type="float">
            <text:p>427,9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48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6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6.5" calcext:value-type="float">
            <text:p>426,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1154:.J1187])" office:value-type="float" office:value="425.488333333333" calcext:value-type="float">
            <text:p>425,49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1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1.32" calcext:value-type="float">
            <text:p>231,3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2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2.42" calcext:value-type="float">
            <text:p>232,4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2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2.6" calcext:value-type="float">
            <text:p>232,6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3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3.13" calcext:value-type="float">
            <text:p>233,1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4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4.82" calcext:value-type="float">
            <text:p>234,8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5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5.2" calcext:value-type="float">
            <text:p>235,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4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4.81" calcext:value-type="float">
            <text:p>234,8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2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2.1" calcext:value-type="float">
            <text:p>232,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4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4.72" calcext:value-type="float">
            <text:p>234,7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5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5.2" calcext:value-type="float">
            <text:p>235,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4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4.18" calcext:value-type="float">
            <text:p>234,1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2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5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5.42" calcext:value-type="float">
            <text:p>235,4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1190:.J1223])" office:value-type="float" office:value="233.826666666667" calcext:value-type="float">
            <text:p>233,83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1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1.98" calcext:value-type="float">
            <text:p>161,98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0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0.95" calcext:value-type="float">
            <text:p>160,9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4" calcext:value-type="float">
            <text:p>163,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0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0.83" calcext:value-type="float">
            <text:p>160,83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0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9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9.82" calcext:value-type="float">
            <text:p>159,8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.19" calcext:value-type="float">
            <text:p>162,19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.52" calcext:value-type="float">
            <text:p>162,52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85" calcext:value-type="float">
            <text:p>163,85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0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0.4" calcext:value-type="float">
            <text:p>160,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61" calcext:value-type="float">
            <text:p>163,61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7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7.84" calcext:value-type="float">
            <text:p>167,84</text:p>
          </table:table-cell>
          <table:table-cell office:value-type="string" calcext:value-type="string">
            <text:p><text:s/>BatchSize</text:p>
          </table:table-cell>
          <table:table-cell office:value-type="float" office:value="8" calcext:value-type="float">
            <text:p>8</text:p>
          </table:table-cell>
          <table:table-cell table:formula="of:=AVERAGE([.J1226:.J1259])" office:value-type="float" office:value="162.2825" calcext:value-type="float">
            <text:p>162,28</text:p>
          </table:table-cell>
        </table:table-row>
        <table:table-row table:style-name="ro1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839</text:p>
          </table:table-cell>
          <table:table-cell table:number-columns-repeated="12"/>
        </table:table-row>
        <table:table-row table:style-name="ro1" table:number-rows-repeated="104731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Graphics" table:style-name="ta1">
        <table:shapes>
          <draw:frame draw:z-index="0" draw:style-name="gr1" draw:text-style-name="P1" svg:width="15.999cm" svg:height="8.999cm" svg:x="27.13cm" svg:y="0.079cm">
            <draw:object draw:notify-on-update-of-ranges="Graphics.A1:Graphics.A1 Graphics.A2:Graphics.A8 Graphics.B1:Graphics.B1 Graphics.B2:Graphics.B8 Graphics.C1:Graphics.C1 Graphics.C2:Graphics.C8 Graphics.D1:Graphics.D1 Graphics.D2:Graphics.D8 Graphics.E1:Graphics.E1 Graphics.E2:Graphics.E8 Graphics.F1:Graphics.F1 Graphics.F2:Graphics.F8 Graphics.G1:Graphics.G1 Graphics.G2:Graphics.G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7.065cm" svg:y="9.972cm">
            <draw:object draw:notify-on-update-of-ranges="Graphics.E25:Graphics.E25 Graphics.E26:Graphics.E32 Graphics.H25:Graphics.H25 Graphics.H26:Graphics.H32 Graphics.I25:Graphics.I25 Graphics.I26:Graphics.I32 Graphics.J25:Graphics.J25 Graphics.J26:Graphics.J32 Graphics.K25:Graphics.K25 Graphics.K26:Graphics.K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7.151cm" svg:y="20.012cm">
            <draw:object draw:notify-on-update-of-ranges="Graphics.E49:Graphics.E49 Graphics.E50:Graphics.E56 Graphics.H49:Graphics.H49 Graphics.H50:Graphics.H56 Graphics.I49:Graphics.I49 Graphics.I50:Graphics.I56 Graphics.J49:Graphics.J49 Graphics.J50:Graphics.J56 Graphics.K49:Graphics.K49 Graphics.K50:Graphics.K5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1" table:default-cell-style-name="ce8"/>
        <table:table-column table:style-name="co11" table:default-cell-style-name="ce16"/>
        <table:table-column table:style-name="co11" table:default-cell-style-name="ce24"/>
        <table:table-column table:style-name="co11" table:number-columns-repeated="8" table:default-cell-style-name="Default"/>
        <table:table-row table:style-name="ro1">
          <table:table-cell table:style-name="ce2" office:value-type="string" calcext:value-type="string">
            <text:p>Flocking Medias: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143.348333333333" calcext:value-type="float">
            <text:p>143,35</text:p>
          </table:table-cell>
          <table:table-cell table:style-name="ce19" office:value-type="float" office:value="183.405833333333" calcext:value-type="float">
            <text:p>183,41</text:p>
          </table:table-cell>
          <table:table-cell table:style-name="ce19" office:value-type="float" office:value="135.73" calcext:value-type="float">
            <text:p>135,73</text:p>
          </table:table-cell>
          <table:table-cell table:style-name="ce19" office:value-type="float" office:value="130.21" calcext:value-type="float">
            <text:p>130,21</text:p>
          </table:table-cell>
          <table:table-cell table:style-name="ce19" office:value-type="float" office:value="137.42" calcext:value-type="float">
            <text:p>137,42</text:p>
          </table:table-cell>
          <table:table-cell table:style-name="ce26" office:value-type="float" office:value="140.82" calcext:value-type="float">
            <text:p>140,82</text:p>
          </table:table-cell>
          <table:table-cell table:number-columns-repeated="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218.356666666667" calcext:value-type="float">
            <text:p>218,36</text:p>
          </table:table-cell>
          <table:table-cell table:style-name="ce20" office:value-type="float" office:value="192.421666666667" calcext:value-type="float">
            <text:p>192,42</text:p>
          </table:table-cell>
          <table:table-cell table:style-name="ce20" office:value-type="float" office:value="139.81" calcext:value-type="float">
            <text:p>139,81</text:p>
          </table:table-cell>
          <table:table-cell table:style-name="ce20" office:value-type="float" office:value="142.25" calcext:value-type="float">
            <text:p>142,25</text:p>
          </table:table-cell>
          <table:table-cell table:style-name="ce20" office:value-type="float" office:value="150.1" calcext:value-type="float">
            <text:p>150,10</text:p>
          </table:table-cell>
          <table:table-cell table:style-name="ce27" office:value-type="float" office:value="142.95" calcext:value-type="float">
            <text:p>142,95</text:p>
          </table:table-cell>
          <table:table-cell table:number-columns-repeated="4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397.82" calcext:value-type="float">
            <text:p>397,82</text:p>
          </table:table-cell>
          <table:table-cell table:style-name="ce20" office:value-type="float" office:value="215.023333333333" calcext:value-type="float">
            <text:p>215,02</text:p>
          </table:table-cell>
          <table:table-cell table:style-name="ce20" office:value-type="float" office:value="166.25" calcext:value-type="float">
            <text:p>166,25</text:p>
          </table:table-cell>
          <table:table-cell table:style-name="ce20" office:value-type="float" office:value="171.49" calcext:value-type="float">
            <text:p>171,49</text:p>
          </table:table-cell>
          <table:table-cell table:style-name="ce20" office:value-type="float" office:value="165.48" calcext:value-type="float">
            <text:p>165,48</text:p>
          </table:table-cell>
          <table:table-cell table:style-name="ce27" office:value-type="float" office:value="164.07" calcext:value-type="float">
            <text:p>164,07</text:p>
          </table:table-cell>
          <table:table-cell table:number-columns-repeated="4"/>
        </table:table-row>
        <table:table-row table:style-name="ro1"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696.358333333333" calcext:value-type="float">
            <text:p>696,36</text:p>
          </table:table-cell>
          <table:table-cell table:style-name="ce20" office:value-type="float" office:value="251.514166666667" calcext:value-type="float">
            <text:p>251,51</text:p>
          </table:table-cell>
          <table:table-cell table:style-name="ce20" office:value-type="float" office:value="196.93" calcext:value-type="float">
            <text:p>196,93</text:p>
          </table:table-cell>
          <table:table-cell table:style-name="ce20" office:value-type="float" office:value="190.54" calcext:value-type="float">
            <text:p>190,54</text:p>
          </table:table-cell>
          <table:table-cell table:style-name="ce20" office:value-type="float" office:value="192.89" calcext:value-type="float">
            <text:p>192,89</text:p>
          </table:table-cell>
          <table:table-cell table:style-name="ce27" office:value-type="float" office:value="191.4" calcext:value-type="float">
            <text:p>191,40</text:p>
          </table:table-cell>
          <table:table-cell table:number-columns-repeated="4"/>
        </table:table-row>
        <table:table-row table:style-name="ro1"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1107.315" calcext:value-type="float">
            <text:p>1107,32</text:p>
          </table:table-cell>
          <table:table-cell table:style-name="ce20" office:value-type="float" office:value="276.144166666667" calcext:value-type="float">
            <text:p>276,14</text:p>
          </table:table-cell>
          <table:table-cell table:style-name="ce20" office:value-type="float" office:value="217.26" calcext:value-type="float">
            <text:p>217,26</text:p>
          </table:table-cell>
          <table:table-cell table:style-name="ce20" office:value-type="float" office:value="214.78" calcext:value-type="float">
            <text:p>214,78</text:p>
          </table:table-cell>
          <table:table-cell table:style-name="ce20" office:value-type="float" office:value="212.54" calcext:value-type="float">
            <text:p>212,54</text:p>
          </table:table-cell>
          <table:table-cell table:style-name="ce27" office:value-type="float" office:value="213.06" calcext:value-type="float">
            <text:p>213,06</text:p>
          </table:table-cell>
          <table:table-cell table:number-columns-repeated="4"/>
        </table:table-row>
        <table:table-row table:style-name="ro1"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1625.07666666667" calcext:value-type="float">
            <text:p>1625,08</text:p>
          </table:table-cell>
          <table:table-cell table:style-name="ce20" office:value-type="float" office:value="301.474166666667" calcext:value-type="float">
            <text:p>301,47</text:p>
          </table:table-cell>
          <table:table-cell table:style-name="ce20" office:value-type="float" office:value="245.52" calcext:value-type="float">
            <text:p>245,52</text:p>
          </table:table-cell>
          <table:table-cell table:style-name="ce20" office:value-type="float" office:value="236" calcext:value-type="float">
            <text:p>236,00</text:p>
          </table:table-cell>
          <table:table-cell table:style-name="ce20" office:value-type="float" office:value="234.18" calcext:value-type="float">
            <text:p>234,18</text:p>
          </table:table-cell>
          <table:table-cell table:style-name="ce27" office:value-type="float" office:value="232.66" calcext:value-type="float">
            <text:p>232,66</text:p>
          </table:table-cell>
          <table:table-cell table:number-columns-repeated="4"/>
        </table:table-row>
        <table:table-row table:style-name="ro1"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2249.915" calcext:value-type="float">
            <text:p>2249,92</text:p>
          </table:table-cell>
          <table:table-cell table:style-name="ce21" office:value-type="float" office:value="343.075833333333" calcext:value-type="float">
            <text:p>343,08</text:p>
          </table:table-cell>
          <table:table-cell table:style-name="ce21" office:value-type="float" office:value="266.68" calcext:value-type="float">
            <text:p>266,68</text:p>
          </table:table-cell>
          <table:table-cell table:style-name="ce21" office:value-type="float" office:value="262.39" calcext:value-type="float">
            <text:p>262,39</text:p>
          </table:table-cell>
          <table:table-cell table:style-name="ce21" office:value-type="float" office:value="259.84" calcext:value-type="float">
            <text:p>259,84</text:p>
          </table:table-cell>
          <table:table-cell table:style-name="ce28" office:value-type="float" office:value="257.54" calcext:value-type="float">
            <text:p>257,54</text:p>
          </table:table-cell>
          <table:table-cell table:number-columns-repeated="4"/>
        </table:table-row>
        <table:table-row table:style-name="ro1" table:number-rows-repeated="4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6" office:value-type="string" calcext:value-type="string">
            <text:p>Flocking Medias:</text:p>
          </table:table-cell>
          <table:table-cell table:style-name="ce14"/>
          <table:table-cell table:style-name="ce22"/>
          <table:table-cell table:number-columns-repeated="8"/>
        </table:table-row>
        <table:table-row table:style-name="ro1">
          <table:table-cell table:style-name="ce7" office:value-type="float" office:value="1440" calcext:value-type="float">
            <text:p>1440</text:p>
          </table:table-cell>
          <table:table-cell table:style-name="ce15" office:value-type="float" office:value="8" calcext:value-type="float">
            <text:p>8</text:p>
          </table:table-cell>
          <table:table-cell table:style-name="ce23" office:value-type="float" office:value="257.54" calcext:value-type="float">
            <text:p>257,54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" calcext:value-type="float">
            <text:p>6</text:p>
          </table:table-cell>
          <table:table-cell office:value-type="float" office:value="259.84" calcext:value-type="float">
            <text:p>259,84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4" calcext:value-type="float">
            <text:p>4</text:p>
          </table:table-cell>
          <table:table-cell office:value-type="float" office:value="262.39" calcext:value-type="float">
            <text:p>262,39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" calcext:value-type="float">
            <text:p>2</text:p>
          </table:table-cell>
          <table:table-cell office:value-type="float" office:value="266.68" calcext:value-type="float">
            <text:p>266,68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232.66" calcext:value-type="float">
            <text:p>232,66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234.18" calcext:value-type="float">
            <text:p>234,18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236" calcext:value-type="float">
            <text:p>236,00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245.52" calcext:value-type="float">
            <text:p>245,52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" calcext:value-type="float">
            <text:p>8</text:p>
          </table:table-cell>
          <table:table-cell office:value-type="float" office:value="213.06" calcext:value-type="float">
            <text:p>213,06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" calcext:value-type="float">
            <text:p>6</text:p>
          </table:table-cell>
          <table:table-cell office:value-type="float" office:value="212.54" calcext:value-type="float">
            <text:p>212,54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" calcext:value-type="float">
            <text:p>4</text:p>
          </table:table-cell>
          <table:table-cell office:value-type="float" office:value="214.78" calcext:value-type="float">
            <text:p>214,78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" calcext:value-type="float">
            <text:p>2</text:p>
          </table:table-cell>
          <table:table-cell office:value-type="float" office:value="217.26" calcext:value-type="float">
            <text:p>217,26</text:p>
          </table:table-cell>
          <table:table-cell/>
          <table:table-cell table:style-name="ce2" office:value-type="string" calcext:value-type="string">
            <text:p>Flocking Gain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office:value-type="float" office:value="191.4" calcext:value-type="float">
            <text:p>191,40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143.348333333333" calcext:value-type="float">
            <text:p>143,35</text:p>
          </table:table-cell>
          <table:table-cell table:style-name="ce29" office:value-type="string" calcext:value-type="string">
            <text:p>x</text:p>
          </table:table-cell>
          <table:table-cell table:style-name="ce19" table:formula="of:=[.F26]/[.D2]" office:value-type="float" office:value="1.05612858861956" calcext:value-type="float">
            <text:p>1,06</text:p>
          </table:table-cell>
          <table:table-cell table:style-name="ce19" table:formula="of:=[.F26]/[.E2]" office:value-type="float" office:value="1.10090110846581" calcext:value-type="float">
            <text:p>1,10</text:p>
          </table:table-cell>
          <table:table-cell table:style-name="ce19" table:formula="of:=[.F26]/[.F2]" office:value-type="float" office:value="1.04314025129772" calcext:value-type="float">
            <text:p>1,04</text:p>
          </table:table-cell>
          <table:table-cell table:style-name="ce26" table:formula="of:=[.F26]/[.G2]" office:value-type="float" office:value="1.0179543625432" calcext:value-type="float">
            <text:p>1,0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" calcext:value-type="float">
            <text:p>6</text:p>
          </table:table-cell>
          <table:table-cell office:value-type="float" office:value="192.89" calcext:value-type="float">
            <text:p>192,89</text:p>
          </table:table-cell>
          <table:table-cell/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218.356666666667" calcext:value-type="float">
            <text:p>218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7]/[.D3]" office:value-type="float" office:value="1.56181007557876" calcext:value-type="float">
            <text:p>1,56</text:p>
          </table:table-cell>
          <table:table-cell table:style-name="ce20" table:formula="of:=[.F27]/[.E3]" office:value-type="float" office:value="1.53502050380785" calcext:value-type="float">
            <text:p>1,54</text:p>
          </table:table-cell>
          <table:table-cell table:style-name="ce20" table:formula="of:=[.F27]/[.F3]" office:value-type="float" office:value="1.45474128358872" calcext:value-type="float">
            <text:p>1,45</text:p>
          </table:table-cell>
          <table:table-cell table:style-name="ce27" table:formula="of:=[.F27]/[.G3]" office:value-type="float" office:value="1.52750378920369" calcext:value-type="float">
            <text:p>1,5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float" office:value="190.54" calcext:value-type="float">
            <text:p>190,54</text:p>
          </table:table-cell>
          <table:table-cell/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397.82" calcext:value-type="float">
            <text:p>397,8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8]/[.D4]" office:value-type="float" office:value="2.3929022556391" calcext:value-type="float">
            <text:p>2,39</text:p>
          </table:table-cell>
          <table:table-cell table:style-name="ce20" table:formula="of:=[.F28]/[.E4]" office:value-type="float" office:value="2.319785410228" calcext:value-type="float">
            <text:p>2,32</text:p>
          </table:table-cell>
          <table:table-cell table:style-name="ce20" table:formula="of:=[.F28]/[.F4]" office:value-type="float" office:value="2.40403674160019" calcext:value-type="float">
            <text:p>2,40</text:p>
          </table:table-cell>
          <table:table-cell table:style-name="ce27" table:formula="of:=[.F28]/[.G4]" office:value-type="float" office:value="2.42469677576644" calcext:value-type="float">
            <text:p>2,4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float" office:value="196.93" calcext:value-type="float">
            <text:p>196,93</text:p>
          </table:table-cell>
          <table:table-cell/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696.358333333333" calcext:value-type="float">
            <text:p>696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9]/[.D5]" office:value-type="float" office:value="3.53607034648521" calcext:value-type="float">
            <text:p>3,54</text:p>
          </table:table-cell>
          <table:table-cell table:style-name="ce20" table:formula="of:=[.F29]/[.E5]" office:value-type="float" office:value="3.65465693992512" calcext:value-type="float">
            <text:p>3,65</text:p>
          </table:table-cell>
          <table:table-cell table:style-name="ce20" table:formula="of:=[.F29]/[.F5]" office:value-type="float" office:value="3.61013185407918" calcext:value-type="float">
            <text:p>3,61</text:p>
          </table:table-cell>
          <table:table-cell table:style-name="ce27" table:formula="of:=[.F29]/[.G5]" office:value-type="float" office:value="3.63823580633925" calcext:value-type="float">
            <text:p>3,6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164.07" calcext:value-type="float">
            <text:p>164,07</text:p>
          </table:table-cell>
          <table:table-cell/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1107.315" calcext:value-type="float">
            <text:p>1107,3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30]/[.D6]" office:value-type="float" office:value="5.09672742336371" calcext:value-type="float">
            <text:p>5,10</text:p>
          </table:table-cell>
          <table:table-cell table:style-name="ce20" table:formula="of:=[.F30]/[.E6]" office:value-type="float" office:value="5.15557780054009" calcext:value-type="float">
            <text:p>5,16</text:p>
          </table:table-cell>
          <table:table-cell table:style-name="ce20" table:formula="of:=[.F30]/[.F6]" office:value-type="float" office:value="5.2099134280606" calcext:value-type="float">
            <text:p>5,21</text:p>
          </table:table-cell>
          <table:table-cell table:style-name="ce27" table:formula="of:=[.F30]/[.G6]" office:value-type="float" office:value="5.19719797240214" calcext:value-type="float">
            <text:p>5,2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office:value-type="float" office:value="165.48" calcext:value-type="float">
            <text:p>165,48</text:p>
          </table:table-cell>
          <table:table-cell/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1625.07666666667" calcext:value-type="float">
            <text:p>1625,08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31]/[.D7]" office:value-type="float" office:value="6.61891767133704" calcext:value-type="float">
            <text:p>6,62</text:p>
          </table:table-cell>
          <table:table-cell table:style-name="ce20" table:formula="of:=[.F31]/[.E7]" office:value-type="float" office:value="6.88591807909606" calcext:value-type="float">
            <text:p>6,89</text:p>
          </table:table-cell>
          <table:table-cell table:style-name="ce20" table:formula="of:=[.F31]/[.F7]" office:value-type="float" office:value="6.93943405357704" calcext:value-type="float">
            <text:p>6,94</text:p>
          </table:table-cell>
          <table:table-cell table:style-name="ce27" table:formula="of:=[.F31]/[.G7]" office:value-type="float" office:value="6.98477033725896" calcext:value-type="float">
            <text:p>6,9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171.49" calcext:value-type="float">
            <text:p>171,49</text:p>
          </table:table-cell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2249.915" calcext:value-type="float">
            <text:p>2249,92</text:p>
          </table:table-cell>
          <table:table-cell table:style-name="ce31" office:value-type="string" calcext:value-type="string">
            <text:p>x</text:p>
          </table:table-cell>
          <table:table-cell table:style-name="ce21" table:formula="of:=[.F32]/[.D8]" office:value-type="float" office:value="8.4367594120294" calcext:value-type="float">
            <text:p>8,44</text:p>
          </table:table-cell>
          <table:table-cell table:style-name="ce21" table:formula="of:=[.F32]/[.E8]" office:value-type="float" office:value="8.57469796867259" calcext:value-type="float">
            <text:p>8,57</text:p>
          </table:table-cell>
          <table:table-cell table:style-name="ce21" table:formula="of:=[.F32]/[.F8]" office:value-type="float" office:value="8.65884775246306" calcext:value-type="float">
            <text:p>8,66</text:p>
          </table:table-cell>
          <table:table-cell table:style-name="ce28" table:formula="of:=[.F32]/[.G8]" office:value-type="float" office:value="8.73617690455851" calcext:value-type="float">
            <text:p>8,7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float" office:value="166.25" calcext:value-type="float">
            <text:p>166,25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142.95" calcext:value-type="float">
            <text:p>142,95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150.1" calcext:value-type="float">
            <text:p>150,10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142.25" calcext:value-type="float">
            <text:p>142,25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139.81" calcext:value-type="float">
            <text:p>139,81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40.82" calcext:value-type="float">
            <text:p>140,82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137.42" calcext:value-type="float">
            <text:p>137,42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30.21" calcext:value-type="float">
            <text:p>130,21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35.73" calcext:value-type="float">
            <text:p>135,73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343.075833333333" calcext:value-type="float">
            <text:p>343,08</text:p>
          </table:table-cell>
          <table:table-cell office:value-type="string" calcext:value-type="string">
            <text:p><text:s/>1 SJ and 1 S from batch 1 tests</text:p>
          </table:table-cell>
          <table:table-cell table:number-columns-repeated="7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301.474166666667" calcext:value-type="float">
            <text:p>301,47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276.144166666667" calcext:value-type="float">
            <text:p>276,14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251.514166666667" calcext:value-type="float">
            <text:p>251,51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215.023333333333" calcext:value-type="float">
            <text:p>215,02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92.421666666667" calcext:value-type="float">
            <text:p>192,42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83.405833333333" calcext:value-type="float">
            <text:p>183,41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2249.915" calcext:value-type="float">
            <text:p>2249,92</text:p>
          </table:table-cell>
          <table:table-cell office:value-type="float" office:value="2394.02" calcext:value-type="float">
            <text:p>2394,02</text:p>
          </table:table-cell>
          <table:table-cell table:style-name="ce2" office:value-type="string" calcext:value-type="string">
            <text:p>Flocking Efficiency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625.07666666667" calcext:value-type="float">
            <text:p>1625,08</text:p>
          </table:table-cell>
          <table:table-cell office:value-type="float" office:value="1724.39" calcext:value-type="float">
            <text:p>1724,39</text:p>
          </table:table-cell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143.348333333333" calcext:value-type="float">
            <text:p>143,35</text:p>
          </table:table-cell>
          <table:table-cell table:style-name="ce29" office:value-type="string" calcext:value-type="string">
            <text:p>x</text:p>
          </table:table-cell>
          <table:table-cell table:style-name="ce19" table:formula="of:=[.H26]/[.H49]" office:value-type="float" office:value="0.52806429430978" calcext:value-type="float">
            <text:p>0,53</text:p>
          </table:table-cell>
          <table:table-cell table:style-name="ce19" table:formula="of:=[.I26]/[.I49]" office:value-type="float" office:value="0.275225277116452" calcext:value-type="float">
            <text:p>0,28</text:p>
          </table:table-cell>
          <table:table-cell table:style-name="ce19" table:formula="of:=[.J26]/[.J49]" office:value-type="float" office:value="0.17385670854962" calcext:value-type="float">
            <text:p>0,17</text:p>
          </table:table-cell>
          <table:table-cell table:style-name="ce26" table:formula="of:=[.K26]/[.K49]" office:value-type="float" office:value="0.1272442953179" calcext:value-type="float">
            <text:p>0,1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107.315" calcext:value-type="float">
            <text:p>1107,32</text:p>
          </table:table-cell>
          <table:table-cell office:value-type="float" office:value="1168.95" calcext:value-type="float">
            <text:p>1168,95</text:p>
          </table:table-cell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218.356666666667" calcext:value-type="float">
            <text:p>218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7]/[.H49]" office:value-type="float" office:value="0.780905037789382" calcext:value-type="float">
            <text:p>0,78</text:p>
          </table:table-cell>
          <table:table-cell table:style-name="ce20" table:formula="of:=[.I27]/[.I49]" office:value-type="float" office:value="0.383755125951963" calcext:value-type="float">
            <text:p>0,38</text:p>
          </table:table-cell>
          <table:table-cell table:style-name="ce20" table:formula="of:=[.J27]/[.J49]" office:value-type="float" office:value="0.24245688059812" calcext:value-type="float">
            <text:p>0,24</text:p>
          </table:table-cell>
          <table:table-cell table:style-name="ce27" table:formula="of:=[.K27]/[.K49]" office:value-type="float" office:value="0.190937973650461" calcext:value-type="float">
            <text:p>0,1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696.358333333333" calcext:value-type="float">
            <text:p>696,36</text:p>
          </table:table-cell>
          <table:table-cell office:value-type="float" office:value="739.7" calcext:value-type="float">
            <text:p>739,7</text:p>
          </table:table-cell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397.82" calcext:value-type="float">
            <text:p>397,8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8]/[.H49]" office:value-type="float" office:value="1.19645112781955" calcext:value-type="float">
            <text:p>1,20</text:p>
          </table:table-cell>
          <table:table-cell table:style-name="ce20" table:formula="of:=[.I28]/[.I49]" office:value-type="float" office:value="0.579946352557" calcext:value-type="float">
            <text:p>0,58</text:p>
          </table:table-cell>
          <table:table-cell table:style-name="ce20" table:formula="of:=[.J28]/[.J49]" office:value-type="float" office:value="0.400672790266699" calcext:value-type="float">
            <text:p>0,40</text:p>
          </table:table-cell>
          <table:table-cell table:style-name="ce27" table:formula="of:=[.K28]/[.K49]" office:value-type="float" office:value="0.303087096970805" calcext:value-type="float">
            <text:p>0,3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397.82" calcext:value-type="float">
            <text:p>397,82</text:p>
          </table:table-cell>
          <table:table-cell office:value-type="float" office:value="425.49" calcext:value-type="float">
            <text:p>425,49</text:p>
          </table:table-cell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696.358333333333" calcext:value-type="float">
            <text:p>696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9]/[.H49]" office:value-type="float" office:value="1.76803517324261" calcext:value-type="float">
            <text:p>1,77</text:p>
          </table:table-cell>
          <table:table-cell table:style-name="ce20" table:formula="of:=[.I29]/[.I49]" office:value-type="float" office:value="0.913664234981281" calcext:value-type="float">
            <text:p>0,91</text:p>
          </table:table-cell>
          <table:table-cell table:style-name="ce20" table:formula="of:=[.J29]/[.J49]" office:value-type="float" office:value="0.60168864234653" calcext:value-type="float">
            <text:p>0,60</text:p>
          </table:table-cell>
          <table:table-cell table:style-name="ce27" table:formula="of:=[.K29]/[.K49]" office:value-type="float" office:value="0.454779475792407" calcext:value-type="float">
            <text:p>0,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218.356666666667" calcext:value-type="float">
            <text:p>218,36</text:p>
          </table:table-cell>
          <table:table-cell office:value-type="float" office:value="233.83" calcext:value-type="float">
            <text:p>233,83</text:p>
          </table:table-cell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1107.315" calcext:value-type="float">
            <text:p>1107,3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30]/[.H49]" office:value-type="float" office:value="2.54836371168186" calcext:value-type="float">
            <text:p>2,55</text:p>
          </table:table-cell>
          <table:table-cell table:style-name="ce20" table:formula="of:=[.I30]/[.I49]" office:value-type="float" office:value="1.28889445013502" calcext:value-type="float">
            <text:p>1,29</text:p>
          </table:table-cell>
          <table:table-cell table:style-name="ce20" table:formula="of:=[.J30]/[.J49]" office:value-type="float" office:value="0.868318904676767" calcext:value-type="float">
            <text:p>0,87</text:p>
          </table:table-cell>
          <table:table-cell table:style-name="ce27" table:formula="of:=[.K30]/[.K49]" office:value-type="float" office:value="0.649649746550268" calcext:value-type="float">
            <text:p>0,65</text:p>
          </table:table-cell>
        </table:table-row>
        <table:table-row table:style-name="ro1">
          <table:table-cell table:style-name="ce9" office:value-type="float" office:value="120" calcext:value-type="float">
            <text:p>120</text:p>
          </table:table-cell>
          <table:table-cell table:style-name="ce18" office:value-type="string" calcext:value-type="string">
            <text:p>1 S</text:p>
          </table:table-cell>
          <table:table-cell table:style-name="ce25" office:value-type="float" office:value="143.348333333333" calcext:value-type="float">
            <text:p>143,35</text:p>
          </table:table-cell>
          <table:table-cell office:value-type="float" office:value="162.28" calcext:value-type="float">
            <text:p>162,28</text:p>
          </table:table-cell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1625.07666666667" calcext:value-type="float">
            <text:p>1625,08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31]/[.H49]" office:value-type="float" office:value="3.30945883566852" calcext:value-type="float">
            <text:p>3,31</text:p>
          </table:table-cell>
          <table:table-cell table:style-name="ce20" table:formula="of:=[.I31]/[.I49]" office:value-type="float" office:value="1.72147951977402" calcext:value-type="float">
            <text:p>1,72</text:p>
          </table:table-cell>
          <table:table-cell table:style-name="ce20" table:formula="of:=[.J31]/[.J49]" office:value-type="float" office:value="1.15657234226284" calcext:value-type="float">
            <text:p>1,16</text:p>
          </table:table-cell>
          <table:table-cell table:style-name="ce27" table:formula="of:=[.K31]/[.K49]" office:value-type="float" office:value="0.87309629215737" calcext:value-type="float">
            <text:p>0,87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2249.915" calcext:value-type="float">
            <text:p>2249,92</text:p>
          </table:table-cell>
          <table:table-cell table:style-name="ce31" office:value-type="string" calcext:value-type="string">
            <text:p>x</text:p>
          </table:table-cell>
          <table:table-cell table:style-name="ce21" table:formula="of:=[.H32]/[.H49]" office:value-type="float" office:value="4.2183797060147" calcext:value-type="float">
            <text:p>4,22</text:p>
          </table:table-cell>
          <table:table-cell table:style-name="ce21" table:formula="of:=[.I32]/[.I49]" office:value-type="float" office:value="2.14367449216815" calcext:value-type="float">
            <text:p>2,14</text:p>
          </table:table-cell>
          <table:table-cell table:style-name="ce21" table:formula="of:=[.J32]/[.J49]" office:value-type="float" office:value="1.44314129207718" calcext:value-type="float">
            <text:p>1,44</text:p>
          </table:table-cell>
          <table:table-cell table:style-name="ce28" table:formula="of:=[.K32]/[.K49]" office:value-type="float" office:value="1.09202211306981" calcext:value-type="float">
            <text:p>1,09</text:p>
          </table:table-cell>
        </table:table-row>
      </table:table>
      <table:named-expressions/>
      <table:database-ranges>
        <table:database-range table:name="__Anonymous_Sheet_DB__0" table:target-range-address="output_FL.B1:output_FL.B1259" table:display-filter-buttons="true">
          <table:filter>
            <table:filter-and>
              <table:filter-condition table:value="T12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style:style style:name="Pivot_20_Table_20_Corner" style:display-name="Pivot Table Corner" style:family="table-cell" style:parent-style-name="Default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 style:data-style-name="N2" text:time-value="01:32:49.79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4-22T01:40:22.490000000</dc:date>
    <meta:editing-duration>PT7M32S</meta:editing-duration>
    <meta:editing-cycles>2</meta:editing-cycles>
    <meta:document-statistic meta:table-count="2" meta:cell-count="5800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62cm" svg:y="0.316cm" chart:style-name="ch2">
          <text:p>Flocking 8 Batches Performance</text:p>
        </chart:title>
        <chart:legend chart:legend-position="end" svg:x="14.525cm" svg:y="2.938cm" style:legend-expansion="high" chart:style-name="ch3"/>
        <chart:plot-area chart:style-name="ch4" table:cell-range-address="Graphics.A1:Graphics.G8" chart:data-source-has-labels="both" svg:x="1.321cm" svg:y="1.301cm" svg:width="12.884cm" svg:height="6.548cm">
          <chart:coordinate-region svg:x="2.355cm" svg:y="1.503cm" svg:width="11.85cm" svg:height="5.693cm"/>
          <chart:axis chart:dimension="x" chart:name="primary-x" chart:style-name="ch5" chartooo:axis-type="auto">
            <chartooo:date-scale/>
            <chart:title svg:x="7.346cm" svg:y="8.029cm" chart:style-name="ch6">
              <text:p>Units</text:p>
            </chart:title>
            <chart:categories table:cell-range-address="Graphics.A2:Graphics.A8"/>
          </chart:axis>
          <chart:axis chart:dimension="y" chart:name="primary-y" chart:style-name="ch7">
            <chart:title svg:x="0.451cm" svg:y="5.405cm" chart:style-name="ch8">
              <text:p>Time in ms</text:p>
            </chart:title>
            <chart:grid chart:style-name="ch9" chart:class="major"/>
          </chart:axis>
          <chart:series chart:style-name="ch10" chart:values-cell-range-address="Graphics.B2:Graphics.B8" chart:label-cell-address="Graphics.B1:Graphics.B1" chart:class="chart:bar">
            <chart:data-point chart:repeated="7"/>
          </chart:series>
          <chart:series chart:style-name="ch11" chart:values-cell-range-address="Graphics.C2:Graphics.C8" chart:label-cell-address="Graphics.C1:Graphics.C1" chart:class="chart:bar">
            <chart:data-point chart:repeated="7"/>
          </chart:series>
          <chart:series chart:style-name="ch12" chart:values-cell-range-address="Graphics.D2:Graphics.D8" chart:label-cell-address="Graphics.D1:Graphics.D1" chart:class="chart:bar">
            <chart:data-point chart:repeated="7"/>
          </chart:series>
          <chart:series chart:style-name="ch13" chart:values-cell-range-address="Graphics.E2:Graphics.E8" chart:label-cell-address="Graphics.E1:Graphics.E1" chart:class="chart:bar">
            <chart:data-point chart:repeated="7"/>
          </chart:series>
          <chart:series chart:style-name="ch14" chart:values-cell-range-address="Graphics.F2:Graphics.F8" chart:label-cell-address="Graphics.F1:Graphics.F1" chart:class="chart:bar">
            <chart:data-point chart:repeated="7"/>
          </chart:series>
          <chart:series chart:style-name="ch15" chart:values-cell-range-address="Graphics.G2:Graphics.G8" chart:label-cell-address="Graphics.G1:Graphics.G1" chart:class="chart:ba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S</text:p>
                <draw:g>
                  <svg:desc>Graphics.B1:Graphics.B1</svg:desc>
                </draw:g>
              </table:table-cell>
              <table:table-cell office:value-type="string">
                <text:p>1 SJ</text:p>
                <draw:g>
                  <svg:desc>Graphics.C1:Graphics.C1</svg:desc>
                </draw:g>
              </table:table-cell>
              <table:table-cell office:value-type="string">
                <text:p>2</text:p>
                <draw:g>
                  <svg:desc>Graphics.D1:Graphics.D1</svg:desc>
                </draw:g>
              </table:table-cell>
              <table:table-cell office:value-type="string">
                <text:p>4</text:p>
                <draw:g>
                  <svg:desc>Graphics.E1:Graphics.E1</svg:desc>
                </draw:g>
              </table:table-cell>
              <table:table-cell office:value-type="string">
                <text:p>6</text:p>
                <draw:g>
                  <svg:desc>Graphics.F1:Graphics.F1</svg:desc>
                </draw:g>
              </table:table-cell>
              <table:table-cell office:value-type="string">
                <text:p>8</text:p>
                <draw:g>
                  <svg:desc>Graphics.G1:Graphics.G1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A2:Graphics.A8</svg:desc>
                </draw:g>
              </table:table-cell>
              <table:table-cell office:value-type="float" office:value="143.348333333333">
                <text:p>143.348333333333</text:p>
                <draw:g>
                  <svg:desc>Graphics.B2:Graphics.B8</svg:desc>
                </draw:g>
              </table:table-cell>
              <table:table-cell office:value-type="float" office:value="183.405833333333">
                <text:p>183.405833333333</text:p>
                <draw:g>
                  <svg:desc>Graphics.C2:Graphics.C8</svg:desc>
                </draw:g>
              </table:table-cell>
              <table:table-cell office:value-type="float" office:value="135.73">
                <text:p>135.73</text:p>
                <draw:g>
                  <svg:desc>Graphics.D2:Graphics.D8</svg:desc>
                </draw:g>
              </table:table-cell>
              <table:table-cell office:value-type="float" office:value="130.21">
                <text:p>130.21</text:p>
                <draw:g>
                  <svg:desc>Graphics.E2:Graphics.E8</svg:desc>
                </draw:g>
              </table:table-cell>
              <table:table-cell office:value-type="float" office:value="137.42">
                <text:p>137.42</text:p>
                <draw:g>
                  <svg:desc>Graphics.F2:Graphics.F8</svg:desc>
                </draw:g>
              </table:table-cell>
              <table:table-cell office:value-type="float" office:value="140.82">
                <text:p>140.82</text:p>
                <draw:g>
                  <svg:desc>Graphics.G2:Graphics.G8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18.356666666667">
                <text:p>218.356666666667</text:p>
              </table:table-cell>
              <table:table-cell office:value-type="float" office:value="192.421666666667">
                <text:p>192.421666666667</text:p>
              </table:table-cell>
              <table:table-cell office:value-type="float" office:value="139.81">
                <text:p>139.81</text:p>
              </table:table-cell>
              <table:table-cell office:value-type="float" office:value="142.25">
                <text:p>142.25</text:p>
              </table:table-cell>
              <table:table-cell office:value-type="float" office:value="150.1">
                <text:p>150.1</text:p>
              </table:table-cell>
              <table:table-cell office:value-type="float" office:value="142.95">
                <text:p>142.9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397.82">
                <text:p>397.82</text:p>
              </table:table-cell>
              <table:table-cell office:value-type="float" office:value="215.023333333333">
                <text:p>215.023333333333</text:p>
              </table:table-cell>
              <table:table-cell office:value-type="float" office:value="166.25">
                <text:p>166.25</text:p>
              </table:table-cell>
              <table:table-cell office:value-type="float" office:value="171.49">
                <text:p>171.49</text:p>
              </table:table-cell>
              <table:table-cell office:value-type="float" office:value="165.48">
                <text:p>165.48</text:p>
              </table:table-cell>
              <table:table-cell office:value-type="float" office:value="164.07">
                <text:p>164.07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696.358333333333">
                <text:p>696.358333333333</text:p>
              </table:table-cell>
              <table:table-cell office:value-type="float" office:value="251.514166666667">
                <text:p>251.514166666667</text:p>
              </table:table-cell>
              <table:table-cell office:value-type="float" office:value="196.93">
                <text:p>196.93</text:p>
              </table:table-cell>
              <table:table-cell office:value-type="float" office:value="190.54">
                <text:p>190.54</text:p>
              </table:table-cell>
              <table:table-cell office:value-type="float" office:value="192.89">
                <text:p>192.89</text:p>
              </table:table-cell>
              <table:table-cell office:value-type="float" office:value="191.4">
                <text:p>191.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107.315">
                <text:p>1107.315</text:p>
              </table:table-cell>
              <table:table-cell office:value-type="float" office:value="276.144166666667">
                <text:p>276.144166666667</text:p>
              </table:table-cell>
              <table:table-cell office:value-type="float" office:value="217.26">
                <text:p>217.26</text:p>
              </table:table-cell>
              <table:table-cell office:value-type="float" office:value="214.78">
                <text:p>214.78</text:p>
              </table:table-cell>
              <table:table-cell office:value-type="float" office:value="212.54">
                <text:p>212.54</text:p>
              </table:table-cell>
              <table:table-cell office:value-type="float" office:value="213.06">
                <text:p>213.0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625.07666666667">
                <text:p>1625.07666666667</text:p>
              </table:table-cell>
              <table:table-cell office:value-type="float" office:value="301.474166666667">
                <text:p>301.474166666667</text:p>
              </table:table-cell>
              <table:table-cell office:value-type="float" office:value="245.52">
                <text:p>245.52</text:p>
              </table:table-cell>
              <table:table-cell office:value-type="float" office:value="236">
                <text:p>236</text:p>
              </table:table-cell>
              <table:table-cell office:value-type="float" office:value="234.18">
                <text:p>234.18</text:p>
              </table:table-cell>
              <table:table-cell office:value-type="float" office:value="232.66">
                <text:p>232.66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2249.915">
                <text:p>2249.915</text:p>
              </table:table-cell>
              <table:table-cell office:value-type="float" office:value="343.075833333333">
                <text:p>343.075833333333</text:p>
              </table:table-cell>
              <table:table-cell office:value-type="float" office:value="266.68">
                <text:p>266.68</text:p>
              </table:table-cell>
              <table:table-cell office:value-type="float" office:value="262.39">
                <text:p>262.39</text:p>
              </table:table-cell>
              <table:table-cell office:value-type="float" office:value="259.84">
                <text:p>259.84</text:p>
              </table:table-cell>
              <table:table-cell office:value-type="float" office:value="257.54">
                <text:p>257.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98cm" svg:y="0.316cm" chart:style-name="ch2">
          <text:p>Flocking 8 Batches Gain</text:p>
        </chart:title>
        <chart:legend chart:legend-position="end" svg:x="15.054cm" svg:y="3.442cm" style:legend-expansion="high" chart:style-name="ch3"/>
        <chart:plot-area chart:style-name="ch4" table:cell-range-address="Graphics.E25:Graphics.E32 Graphics.H25:Graphics.K32" chart:data-source-has-labels="both" svg:x="1.321cm" svg:y="1.301cm" svg:width="13.413cm" svg:height="6.548cm">
          <chart:coordinate-region svg:x="1.953cm" svg:y="1.504cm" svg:width="12.781cm" svg:height="5.692cm"/>
          <chart:axis chart:dimension="x" chart:name="primary-x" chart:style-name="ch5" chartooo:axis-type="auto">
            <chartooo:date-scale/>
            <chart:title svg:x="7.61cm" svg:y="8.029cm" chart:style-name="ch6">
              <text:p>Units</text:p>
            </chart:title>
            <chart:categories table:cell-range-address="Graphics.E26:Graphics.E32"/>
          </chart:axis>
          <chart:axis chart:dimension="y" chart:name="primary-y" chart:style-name="ch7">
            <chart:title svg:x="0.451cm" svg:y="4.96cm" chart:style-name="ch8">
              <text:p>Gain</text:p>
            </chart:title>
            <chart:grid chart:style-name="ch9" chart:class="major"/>
          </chart:axis>
          <chart:series chart:style-name="ch10" chart:values-cell-range-address="Graphics.H26:Graphics.H32" chart:label-cell-address="Graphics.H25:Graphics.H25" chart:class="chart:bar">
            <chart:data-point chart:repeated="7"/>
          </chart:series>
          <chart:series chart:style-name="ch11" chart:values-cell-range-address="Graphics.I26:Graphics.I32" chart:label-cell-address="Graphics.I25:Graphics.I25" chart:class="chart:bar">
            <chart:data-point chart:repeated="7"/>
          </chart:series>
          <chart:series chart:style-name="ch12" chart:values-cell-range-address="Graphics.J26:Graphics.J32" chart:label-cell-address="Graphics.J25:Graphics.J25" chart:class="chart:bar">
            <chart:data-point chart:repeated="7"/>
          </chart:series>
          <chart:series chart:style-name="ch13" chart:values-cell-range-address="Graphics.K26:Graphics.K32" chart:label-cell-address="Graphics.K25:Graphics.K25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25:Graphics.H25</svg:desc>
                </draw:g>
              </table:table-cell>
              <table:table-cell office:value-type="string">
                <text:p>4</text:p>
                <draw:g>
                  <svg:desc>Graphics.I25:Graphics.I25</svg:desc>
                </draw:g>
              </table:table-cell>
              <table:table-cell office:value-type="string">
                <text:p>6</text:p>
                <draw:g>
                  <svg:desc>Graphics.J25:Graphics.J25</svg:desc>
                </draw:g>
              </table:table-cell>
              <table:table-cell office:value-type="string">
                <text:p>8</text:p>
                <draw:g>
                  <svg:desc>Graphics.K25:Graphics.K25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26:Graphics.E32</svg:desc>
                </draw:g>
              </table:table-cell>
              <table:table-cell office:value-type="float" office:value="1.05612858861956">
                <text:p>1.05612858861956</text:p>
                <draw:g>
                  <svg:desc>Graphics.H26:Graphics.H32</svg:desc>
                </draw:g>
              </table:table-cell>
              <table:table-cell office:value-type="float" office:value="1.10090110846581">
                <text:p>1.10090110846581</text:p>
                <draw:g>
                  <svg:desc>Graphics.I26:Graphics.I32</svg:desc>
                </draw:g>
              </table:table-cell>
              <table:table-cell office:value-type="float" office:value="1.04314025129772">
                <text:p>1.04314025129772</text:p>
                <draw:g>
                  <svg:desc>Graphics.J26:Graphics.J32</svg:desc>
                </draw:g>
              </table:table-cell>
              <table:table-cell office:value-type="float" office:value="1.0179543625432">
                <text:p>1.0179543625432</text:p>
                <draw:g>
                  <svg:desc>Graphics.K26:Graphics.K32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56181007557876">
                <text:p>1.56181007557876</text:p>
              </table:table-cell>
              <table:table-cell office:value-type="float" office:value="1.53502050380785">
                <text:p>1.53502050380785</text:p>
              </table:table-cell>
              <table:table-cell office:value-type="float" office:value="1.45474128358872">
                <text:p>1.45474128358872</text:p>
              </table:table-cell>
              <table:table-cell office:value-type="float" office:value="1.52750378920369">
                <text:p>1.5275037892036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.3929022556391">
                <text:p>2.3929022556391</text:p>
              </table:table-cell>
              <table:table-cell office:value-type="float" office:value="2.319785410228">
                <text:p>2.319785410228</text:p>
              </table:table-cell>
              <table:table-cell office:value-type="float" office:value="2.40403674160019">
                <text:p>2.40403674160019</text:p>
              </table:table-cell>
              <table:table-cell office:value-type="float" office:value="2.42469677576644">
                <text:p>2.42469677576644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3.53607034648521">
                <text:p>3.53607034648521</text:p>
              </table:table-cell>
              <table:table-cell office:value-type="float" office:value="3.65465693992512">
                <text:p>3.65465693992512</text:p>
              </table:table-cell>
              <table:table-cell office:value-type="float" office:value="3.61013185407918">
                <text:p>3.61013185407918</text:p>
              </table:table-cell>
              <table:table-cell office:value-type="float" office:value="3.63823580633925">
                <text:p>3.63823580633925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5.09672742336371">
                <text:p>5.09672742336371</text:p>
              </table:table-cell>
              <table:table-cell office:value-type="float" office:value="5.15557780054009">
                <text:p>5.15557780054009</text:p>
              </table:table-cell>
              <table:table-cell office:value-type="float" office:value="5.2099134280606">
                <text:p>5.2099134280606</text:p>
              </table:table-cell>
              <table:table-cell office:value-type="float" office:value="5.19719797240214">
                <text:p>5.1971979724021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6.61891767133704">
                <text:p>6.61891767133704</text:p>
              </table:table-cell>
              <table:table-cell office:value-type="float" office:value="6.88591807909606">
                <text:p>6.88591807909606</text:p>
              </table:table-cell>
              <table:table-cell office:value-type="float" office:value="6.93943405357704">
                <text:p>6.93943405357704</text:p>
              </table:table-cell>
              <table:table-cell office:value-type="float" office:value="6.98477033725896">
                <text:p>6.98477033725896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8.4367594120294">
                <text:p>8.4367594120294</text:p>
              </table:table-cell>
              <table:table-cell office:value-type="float" office:value="8.57469796867259">
                <text:p>8.57469796867259</text:p>
              </table:table-cell>
              <table:table-cell office:value-type="float" office:value="8.65884775246306">
                <text:p>8.65884775246306</text:p>
              </table:table-cell>
              <table:table-cell office:value-type="float" office:value="8.73617690455851">
                <text:p>8.736176904558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9cm" svg:y="0.316cm" chart:style-name="ch2">
          <text:p>Flocking 8 Batches Efficiency</text:p>
        </chart:title>
        <chart:legend chart:legend-position="end" svg:x="15.054cm" svg:y="3.442cm" style:legend-expansion="high" chart:style-name="ch3"/>
        <chart:plot-area chart:style-name="ch4" table:cell-range-address="Graphics.E49:Graphics.E56 Graphics.H49:Graphics.K56" chart:data-source-has-labels="both" svg:x="1.321cm" svg:y="1.301cm" svg:width="13.413cm" svg:height="6.548cm">
          <chart:coordinate-region svg:x="2.059cm" svg:y="1.503cm" svg:width="12.675cm" svg:height="5.693cm"/>
          <chart:axis chart:dimension="x" chart:name="primary-x" chart:style-name="ch5" chartooo:axis-type="auto">
            <chartooo:date-scale/>
            <chart:title svg:x="7.61cm" svg:y="8.029cm" chart:style-name="ch6">
              <text:p>Units</text:p>
            </chart:title>
            <chart:categories table:cell-range-address="Graphics.E50:Graphics.E56"/>
          </chart:axis>
          <chart:axis chart:dimension="y" chart:name="primary-y" chart:style-name="ch7">
            <chart:title svg:x="0.451cm" svg:y="5.31cm" chart:style-name="ch8">
              <text:p>Efficiency</text:p>
            </chart:title>
            <chart:grid chart:style-name="ch9" chart:class="major"/>
          </chart:axis>
          <chart:series chart:style-name="ch10" chart:values-cell-range-address="Graphics.H50:Graphics.H56" chart:label-cell-address="Graphics.H49:Graphics.H49" chart:class="chart:bar">
            <chart:data-point chart:repeated="7"/>
          </chart:series>
          <chart:series chart:style-name="ch11" chart:values-cell-range-address="Graphics.I50:Graphics.I56" chart:label-cell-address="Graphics.I49:Graphics.I49" chart:class="chart:bar">
            <chart:data-point chart:repeated="7"/>
          </chart:series>
          <chart:series chart:style-name="ch12" chart:values-cell-range-address="Graphics.J50:Graphics.J56" chart:label-cell-address="Graphics.J49:Graphics.J49" chart:class="chart:bar">
            <chart:data-point chart:repeated="7"/>
          </chart:series>
          <chart:series chart:style-name="ch13" chart:values-cell-range-address="Graphics.K50:Graphics.K56" chart:label-cell-address="Graphics.K49:Graphics.K49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49:Graphics.H49</svg:desc>
                </draw:g>
              </table:table-cell>
              <table:table-cell office:value-type="string">
                <text:p>4</text:p>
                <draw:g>
                  <svg:desc>Graphics.I49:Graphics.I49</svg:desc>
                </draw:g>
              </table:table-cell>
              <table:table-cell office:value-type="string">
                <text:p>6</text:p>
                <draw:g>
                  <svg:desc>Graphics.J49:Graphics.J49</svg:desc>
                </draw:g>
              </table:table-cell>
              <table:table-cell office:value-type="string">
                <text:p>8</text:p>
                <draw:g>
                  <svg:desc>Graphics.K49:Graphics.K49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50:Graphics.E56</svg:desc>
                </draw:g>
              </table:table-cell>
              <table:table-cell office:value-type="float" office:value="0.52806429430978">
                <text:p>0.52806429430978</text:p>
                <draw:g>
                  <svg:desc>Graphics.H50:Graphics.H56</svg:desc>
                </draw:g>
              </table:table-cell>
              <table:table-cell office:value-type="float" office:value="0.275225277116452">
                <text:p>0.275225277116452</text:p>
                <draw:g>
                  <svg:desc>Graphics.I50:Graphics.I56</svg:desc>
                </draw:g>
              </table:table-cell>
              <table:table-cell office:value-type="float" office:value="0.17385670854962">
                <text:p>0.17385670854962</text:p>
                <draw:g>
                  <svg:desc>Graphics.J50:Graphics.J56</svg:desc>
                </draw:g>
              </table:table-cell>
              <table:table-cell office:value-type="float" office:value="0.1272442953179">
                <text:p>0.1272442953179</text:p>
                <draw:g>
                  <svg:desc>Graphics.K50:Graphics.K56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0905037789382">
                <text:p>0.780905037789382</text:p>
              </table:table-cell>
              <table:table-cell office:value-type="float" office:value="0.383755125951963">
                <text:p>0.383755125951963</text:p>
              </table:table-cell>
              <table:table-cell office:value-type="float" office:value="0.24245688059812">
                <text:p>0.24245688059812</text:p>
              </table:table-cell>
              <table:table-cell office:value-type="float" office:value="0.190937973650461">
                <text:p>0.190937973650461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.19645112781955">
                <text:p>1.19645112781955</text:p>
              </table:table-cell>
              <table:table-cell office:value-type="float" office:value="0.579946352557">
                <text:p>0.579946352557</text:p>
              </table:table-cell>
              <table:table-cell office:value-type="float" office:value="0.400672790266699">
                <text:p>0.400672790266699</text:p>
              </table:table-cell>
              <table:table-cell office:value-type="float" office:value="0.303087096970805">
                <text:p>0.303087096970805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.76803517324261">
                <text:p>1.76803517324261</text:p>
              </table:table-cell>
              <table:table-cell office:value-type="float" office:value="0.913664234981281">
                <text:p>0.913664234981281</text:p>
              </table:table-cell>
              <table:table-cell office:value-type="float" office:value="0.60168864234653">
                <text:p>0.60168864234653</text:p>
              </table:table-cell>
              <table:table-cell office:value-type="float" office:value="0.454779475792407">
                <text:p>0.45477947579240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2.54836371168186">
                <text:p>2.54836371168186</text:p>
              </table:table-cell>
              <table:table-cell office:value-type="float" office:value="1.28889445013502">
                <text:p>1.28889445013502</text:p>
              </table:table-cell>
              <table:table-cell office:value-type="float" office:value="0.868318904676767">
                <text:p>0.868318904676767</text:p>
              </table:table-cell>
              <table:table-cell office:value-type="float" office:value="0.649649746550268">
                <text:p>0.649649746550268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.30945883566852">
                <text:p>3.30945883566852</text:p>
              </table:table-cell>
              <table:table-cell office:value-type="float" office:value="1.72147951977402">
                <text:p>1.72147951977402</text:p>
              </table:table-cell>
              <table:table-cell office:value-type="float" office:value="1.15657234226284">
                <text:p>1.15657234226284</text:p>
              </table:table-cell>
              <table:table-cell office:value-type="float" office:value="0.87309629215737">
                <text:p>0.87309629215737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4.2183797060147">
                <text:p>4.2183797060147</text:p>
              </table:table-cell>
              <table:table-cell office:value-type="float" office:value="2.14367449216815">
                <text:p>2.14367449216815</text:p>
              </table:table-cell>
              <table:table-cell office:value-type="float" office:value="1.44314129207718">
                <text:p>1.44314129207718</text:p>
              </table:table-cell>
              <table:table-cell office:value-type="float" office:value="1.09202211306981">
                <text:p>1.092022113069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